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T3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23 clock cycles</text:p>
      <text:p text:style-name="P2">13 instructions</text:p>
      <text:p text:style-name="Normal"><text:span text:style-name="T3">1.8 CP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s Lobo Fell</meta:initial-creator>
    <dc:creator>Lucas Lobo Fell</dc:creator>
    <meta:creation-date>2018-11-16T18:24:00Z</meta:creation-date>
    <dc:date>2018-11-16T18:27:00Z</dc:date>
    <meta:template xlink:href="Normal.dotm" xlink:type="simple"/>
    <meta:editing-cycles>2</meta:editing-cycles>
    <meta:editing-duration>PT180S</meta:editing-duration>
    <meta:document-statistic meta:page-count="1" meta:paragraph-count="1" meta:word-count="6" meta:character-count="39" meta:row-count="1" meta:non-whitespace-character-count="34"/>
  </office:meta>
</office:document-meta>
</file>